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2fc9"/>
    </style:style>
    <style:style style:name="P2" style:family="paragraph" style:parent-style-name="List_20_Paragraph" style:list-style-name="WWNum1">
      <style:paragraph-properties fo:line-height="150%"/>
      <style:text-properties fo:color="#ff0000" fo:font-size="18pt" officeooo:paragraph-rsid="00112fc9" style:font-size-asian="18pt" style:font-size-complex="18pt"/>
    </style:style>
    <style:style style:name="P3" style:family="paragraph" style:parent-style-name="List_20_Paragraph" style:list-style-name="WWNum3">
      <style:paragraph-properties fo:margin-top="0in" fo:margin-bottom="0.1043in" style:contextual-spacing="true" fo:line-height="100%" fo:background-color="#f3f5f7" fo:padding="0.0693in" fo:border="0.99pt solid #aebd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fo:font-size="14pt" officeooo:paragraph-rsid="00112fc9" style:font-name-asian="Times New Roman" style:font-size-asian="14pt" style:font-name-complex="Calibri1" style:font-size-complex="14pt"/>
    </style:style>
    <style:style style:name="P4" style:family="paragraph" style:parent-style-name="List_20_Paragraph" style:list-style-name="L3">
      <style:paragraph-properties fo:margin-top="0in" fo:margin-bottom="0.1043in" style:contextual-spacing="true" fo:line-height="100%" fo:background-color="#f3f5f7" fo:padding="0.0693in" fo:border="0.99pt solid #aebd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Liberation Sans" fo:font-size="14pt" officeooo:paragraph-rsid="00112fc9" style:font-name-asian="Times New Roman" style:font-size-asian="14pt" style:font-name-complex="Calibri1" style:font-size-complex="14pt"/>
    </style:style>
    <style:style style:name="P5" style:family="paragraph" style:parent-style-name="List_20_Paragraph" style:list-style-name="L3">
      <style:paragraph-properties fo:margin-left="0in" fo:margin-right="0in" fo:line-height="150%" fo:text-indent="0in" style:auto-text-indent="false"/>
      <style:text-properties fo:color="#ff0000" fo:font-size="18pt" officeooo:paragraph-rsid="00112fc9" style:font-size-asian="18pt" style:font-size-complex="18pt"/>
    </style:style>
    <style:style style:name="P6" style:family="paragraph" style:parent-style-name="HTML_20_Preformatted" style:list-style-name="WWNum3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333333" style:font-name="Calibri" fo:font-size="14pt" officeooo:paragraph-rsid="00112fc9" style:font-size-asian="14pt" style:font-name-complex="Calibri1" style:font-size-complex="14pt"/>
    </style:style>
    <style:style style:name="P7" style:family="paragraph" style:parent-style-name="HTML_20_Preformatted" style:list-style-name="WWNum21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333333" style:font-name="Calibri" fo:font-size="14pt" officeooo:paragraph-rsid="00112fc9" style:font-size-asian="14pt" style:font-name-complex="Calibri1" style:font-size-complex="14pt"/>
    </style:style>
    <style:style style:name="P8" style:family="paragraph" style:parent-style-name="HTML_20_Preformatted" style:list-style-name="L3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333333" style:font-name="Calibri" fo:font-size="14pt" officeooo:paragraph-rsid="00112fc9" style:font-size-asian="14pt" style:font-name-complex="Calibri1" style:font-size-complex="14pt"/>
    </style:style>
    <style:style style:name="P9" style:family="paragraph" style:parent-style-name="HTML_20_Preformatted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ff0000" style:font-name="Calibri" fo:font-size="18pt" officeooo:paragraph-rsid="00112fc9" style:font-size-asian="18pt" style:font-name-complex="Calibri1" style:font-size-complex="18pt"/>
    </style:style>
    <style:style style:name="P10" style:family="paragraph" style:parent-style-name="HTML_20_Preformatted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ff0000" style:font-name="Calibri" fo:font-size="18pt" officeooo:rsid="00112fc9" officeooo:paragraph-rsid="00115dea" style:font-size-asian="18pt" style:font-name-complex="Calibri1" style:font-size-complex="18pt"/>
    </style:style>
    <style:style style:name="P11" style:family="paragraph" style:parent-style-name="HTML_20_Preformatted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officeooo:paragraph-rsid="00112fc9"/>
    </style:style>
    <style:style style:name="P12" style:family="paragraph" style:parent-style-name="HTML_20_Preformatted" style:list-style-name="L4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officeooo:paragraph-rsid="00112fc9"/>
    </style:style>
    <style:style style:name="P13" style:family="paragraph" style:parent-style-name="HTML_20_Preformatted" style:list-style-name="L4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font-size="14pt" officeooo:rsid="00115dea" officeooo:paragraph-rsid="00115dea" style:font-size-asian="14pt" style:font-size-complex="14pt"/>
    </style:style>
    <style:style style:name="P14" style:family="paragraph" style:parent-style-name="Preformatted_20_Text" style:list-style-name="WWNum21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333333" style:font-name="Calibri" fo:font-size="14pt" officeooo:paragraph-rsid="00112fc9" style:font-size-asian="14pt" style:font-name-complex="Calibri1" style:font-size-complex="14pt"/>
    </style:style>
    <style:style style:name="P15" style:family="paragraph" style:parent-style-name="Preformatted_20_Text" style:list-style-name="L5">
      <style:paragraph-properties fo:margin-top="0in" fo:margin-bottom="0.1043in" style:contextual-spacing="false" fo:background-color="#f3f5f7" fo:padding="0.0693in" fo:border="0.99pt solid #aebdcc">
        <style:background-image/>
      </style:paragraph-properties>
      <style:text-properties fo:color="#ff0000" style:font-name="Calibri" fo:font-size="18pt" officeooo:rsid="00112fc9" officeooo:paragraph-rsid="00115dea" style:font-size-asian="18pt" style:font-name-complex="Calibri1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12fc9"/>
    </style:style>
    <style:style style:name="T3" style:family="text">
      <style:text-properties fo:color="#ff0000" style:font-name="Calibri" fo:font-size="18pt" style:font-size-asian="18pt" style:font-name-complex="Calibri1" style:font-size-complex="18pt"/>
    </style:style>
    <style:style style:name="T4" style:family="text">
      <style:text-properties fo:color="#ff0000" style:font-name="Calibri" fo:font-size="18pt" officeooo:rsid="00112fc9" style:font-size-asian="18pt" style:font-name-complex="Calibri1" style:font-size-complex="18pt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officeooo:rsid="00115dea" style:font-name-complex="Calibri1"/>
    </style:style>
    <style:style style:name="T7" style:family="text">
      <style:text-properties fo:color="#800000"/>
    </style:style>
    <style:style style:name="T8" style:family="text">
      <style:text-properties fo:color="#800000" fo:font-size="14pt" style:font-size-asian="14pt" style:font-size-complex="14pt"/>
    </style:style>
    <style:style style:name="T9" style:family="text">
      <style:text-properties fo:color="#800000" fo:font-size="14pt" officeooo:rsid="00115dea" style:font-size-asian="14pt" style:font-size-complex="14pt"/>
    </style:style>
    <style:style style:name="T10" style:family="text">
      <style:text-properties officeooo:rsid="00115de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fo:font-size="14pt" fo:font-weight="normal" officeooo:rsid="00115dea" style:font-size-asian="14pt" style:font-weight-asian="normal" style:font-size-complex="14pt" style:font-weight-complex="normal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4pt" officeooo:rsid="00115dea" style:font-size-asian="14pt" style:font-size-complex="14pt"/>
    </style:style>
    <style:style style:name="T19" style:family="text">
      <style:text-properties fo:color="#000000" officeooo:rsid="00115dea"/>
    </style:style>
    <style:style style:name="T20" style:family="text">
      <style:text-properties fo:color="#000000" style:font-name="Liberation Sans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Liberation Sans" fo:font-size="14pt" fo:font-weight="normal" officeooo:rsid="00115dea" style:font-size-asian="14pt" style:font-weight-asian="normal" style:font-size-complex="14pt" style:font-weight-complex="normal"/>
    </style:style>
    <style:style style:name="T22" style:family="text">
      <style:text-properties fo:color="#000000" style:font-name="Liberation Sans" fo:font-size="14pt" style:font-size-asian="14pt" style:font-size-complex="14pt"/>
    </style:style>
    <style:style style:name="T23" style:family="text">
      <style:text-properties fo:color="#000000" style:font-name="Liberation Sans" fo:font-size="14pt" officeooo:rsid="00115dea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list xml:id="list2980616551622855185" text:style-name="WWNum1">
        <text:list-item>
          <text:p text:style-name="P2">Open the terminal.</text:p>
        </text:list-item>
        <text:list-item>
          <text:p text:style-name="P2">Command for creating catkin workspace.</text:p>
        </text:list-item>
      </text:list>
      <text:list xml:id="list6130155610660282248" text:style-name="WWNum3">
        <text:list-item>
          <text:p text:style-name="P3">$ source /opt/ros/indigo/setup.bash</text:p>
        </text:list-item>
        <text:list-item>
          <text:p text:style-name="P6">$ mkdir -p ~/catkin_ws<text:span text:style-name="T2">d</text:span>/src</text:p>
        </text:list-item>
        <text:list-item>
          <text:p text:style-name="P6">$ cd ~/catkin_ws<text:span text:style-name="T2">d</text:span>/</text:p>
        </text:list-item>
        <text:list-item>
          <text:p text:style-name="P6">$ source ~/catkin_ws<text:span text:style-name="T2">d</text:span>/devel/setup.bash</text:p>
        </text:list-item>
        <text:list-item>
          <text:p text:style-name="P6">$ cd</text:p>
        </text:list-item>
        <text:list-item>
          <text:p text:style-name="P6">$ echo“source ~/catkin_ws<text:span text:style-name="T2">d</text:span>/devel/setup.bash”&gt;&gt;~/.bashrc</text:p>
        </text:list-item>
        <text:list-item>
          <text:p text:style-name="P6">$ echo $ROS_PACKAGE_PATH</text:p>
        </text:list-item>
      </text:list>
      <text:p text:style-name="P9"><text:span text:style-name="T2">3. <text:s text:c="2"/></text:span>Make a folder named git in home for Git cloning</text:p>
      <text:p text:style-name="P9"><text:span text:style-name="T2">4. <text:s text:c="2"/></text:span>For adding a <text:span text:style-name="T2">ardrone_autonomy</text:span> package in catkin workspace.</text:p>
      <text:list xml:id="list6843670550779727820" text:style-name="WWNum21">
        <text:list-item>
          <text:p text:style-name="P7">$ cd ~/git</text:p>
        </text:list-item>
        <text:list-item>
          <text:p text:style-name="P14">$ git clone https://github.com/AutonomyLab/ardrone_autonomy.git</text:p>
        </text:list-item>
        <text:list-item>
          <text:p text:style-name="P7">cd</text:p>
        </text:list-item>
        <text:list-item>
          <text:p text:style-name="P7">$ cd ~/catkin_ws<text:span text:style-name="T2">d</text:span>/src</text:p>
        </text:list-item>
        <text:list-item>
          <text:p text:style-name="P7">$ ln <text:s/>-s ~/git/<text:span text:style-name="T2">ardrone_autonomy</text:span>/</text:p>
        </text:list-item>
        <text:list-item>
          <text:p text:style-name="P7"><text:s/>ls</text:p>
        </text:list-item>
        <text:list-item>
          <text:p text:style-name="P7">cd ~/catkin_ws<text:span text:style-name="T2">d</text:span></text:p>
        </text:list-item>
        <text:list-item>
          <text:p text:style-name="P7">catkin_make</text:p>
        </text:list-item>
        <text:list-item>
          <text:p text:style-name="P7">$ source devel/setup.bash</text:p>
        </text:list-item>
        <text:list-item>
          <text:p text:style-name="P7">$ roscd <text:span text:style-name="T2">ardrone_autonomy</text:span>/</text:p>
        </text:list-item>
      </text:list>
      <text:p text:style-name="P11"><text:span text:style-name="T4">5. <text:s text:c="2"/>For running the driver.</text:span></text:p>
      <text:list xml:id="list2773613809950602784" text:style-name="L4">
        <text:list-item>
          <text:p text:style-name="P13">$ <text:s/>cd ~/catkin_wsd</text:p>
        </text:list-item>
        <text:list-item>
          <text:p text:style-name="P12"><text:soft-page-break/><text:span text:style-name="T9">$ </text:span><text:span text:style-name="T8">rosrun ardrone_autonomy ardrone_driver</text:span></text:p>
        </text:list-item>
      </text:list>
      <text:p text:style-name="HTML_20_Preformatted"/>
      <text:list xml:id="list4187521689646611927" text:style-name="L3">
        <text:list-header>
          <text:p text:style-name="P5"><text:span text:style-name="T2">6. <text:s text:c="4"/></text:span>Command for creating <text:span text:style-name="T2">tum_simulator</text:span> workspace.</text:p>
        </text:list-header>
        <text:list-item>
          <text:p text:style-name="P4">$ source /opt/ros/indigo/setup.bash</text:p>
        </text:list-item>
        <text:list-item>
          <text:p text:style-name="P8">$ mkdir -p ~/<text:span text:style-name="T2">tum_simulator_ws</text:span>/src</text:p>
        </text:list-item>
        <text:list-item>
          <text:p text:style-name="P8">$ cd ~/<text:span text:style-name="T2">tum_simulator</text:span>_ws/</text:p>
        </text:list-item>
        <text:list-item>
          <text:p text:style-name="P8">$ source ~/<text:span text:style-name="T2">tum_simulator</text:span>_ws/devel/setup.bash</text:p>
        </text:list-item>
        <text:list-item>
          <text:p text:style-name="P8">$ cd</text:p>
        </text:list-item>
        <text:list-item>
          <text:p text:style-name="P8">$echo“source~/<text:span text:style-name="T2">tum_simulator</text:span>_ws/devel/setup.bash”&gt;&gt;~/.bashrc</text:p>
        </text:list-item>
        <text:list-item>
          <text:p text:style-name="P8"><text:span text:style-name="T7">$ echo $ROS_PACKAGE_PATH</text:span></text:p>
        </text:list-item>
      </text:list>
      <text:p text:style-name="P10"><text:span text:style-name="Source_20_Text"><text:span text:style-name="T6">7.</text:span></text:span><text:span text:style-name="Source_20_Text"><text:span text:style-name="T5"> <text:s/>For adding a </text:span></text:span><text:span text:style-name="Source_20_Text"><text:span text:style-name="T6">tum_simulator</text:span></text:span><text:span text:style-name="Source_20_Text"><text:span text:style-name="T5"> package in catkin workspace.</text:span></text:span></text:p>
      <text:list xml:id="list5451686022149885436" text:style-name="L5">
        <text:list-item>
          <text:p text:style-name="P15"><text:span text:style-name="Source_20_Text"><text:span text:style-name="T21">$ </text:span></text:span><text:span text:style-name="Source_20_Text"><text:span text:style-name="T20">git clone </text:span></text:span><text:a xlink:type="simple" xlink:href="https://github.com/occomco/tum_simulator.git"><text:span text:style-name="Source_20_Text">https://github.com/occomco/tum_simulator.git</text:span></text:a></text:p>
        </text:list-item>
        <text:list-item>
          <text:p text:style-name="P15"><text:span text:style-name="Source_20_Text"><text:span text:style-name="T21">$ cd ~/tum_simulator_ws</text:span></text:span></text:p>
        </text:list-item>
        <text:list-item>
          <text:p text:style-name="P15"><text:span text:style-name="Source_20_Text"><text:span text:style-name="T23">$ </text:span></text:span><text:span text:style-name="Source_20_Text"><text:span text:style-name="T22">catkin_make</text:span></text:span></text:p>
        </text:list-item>
        <text:list-item>
          <text:p text:style-name="P15"><text:span text:style-name="Source_20_Text"><text:span text:style-name="T23">$ </text:span></text:span><text:span text:style-name="Source_20_Text"><text:span text:style-name="T22">source devel/setup.bash</text:span></text:span></text:p>
        </text:list-item>
        <text:list-item>
          <text:p text:style-name="P15"><text:span text:style-name="Source_20_Text"><text:span text:style-name="T23">$ </text:span></text:span><text:span text:style-name="Source_20_Text"><text:span text:style-name="T22">roslaunch cvg_sim_gazebo ardrone_testworld.launch</text:span>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74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74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74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74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744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74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74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74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9:53:33.414117039</meta:creation-date>
    <dc:date>2018-09-01T20:17:47.948384722</dc:date>
    <meta:editing-duration>PT8M40S</meta:editing-duration>
    <meta:editing-cycles>1</meta:editing-cycles>
    <meta:document-statistic meta:table-count="0" meta:image-count="0" meta:object-count="0" meta:page-count="2" meta:paragraph-count="38" meta:word-count="170" meta:character-count="1203" meta:non-whitespace-character-count="1091"/>
    <meta:generator>LibreOffice/4.2.8.2$Linux_X86_64 LibreOffice_project/420m0$Build-2</meta:generator>
  </office:meta>
</office:document-meta>
</file>